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 fo:text-align="center" style:page-number="1"/>
    </style:style>
    <style:style style:name="P2" style:parent-style-name="Podtytuł" style:family="paragraph">
      <style:paragraph-properties fo:text-align="center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</office:automatic-styles>
  <office:body>
    <office:text text:use-soft-page-breaks="true">
      <text:p text:style-name="P1"><text:bookmark-start text:name="_7upx79tvlhzo"/><text:bookmark-end text:name="_7upx79tvlhzo"/>Projekt aplikacji webowej</text:p>
      <text:p text:style-name="P2"><text:bookmark-start text:name="_yvolu0aofp0y"/><text:bookmark-end text:name="_yvolu0aofp0y"/>Wypożyczalnia pojazdów</text:p>
      <text:h text:style-name="Nagłówek1" text:outline-level="1"><text:bookmark-start text:name="_97v2bpfumwa"/><text:bookmark-end text:name="_97v2bpfumwa"/>Założenia aplikacji</text:h>
      <text:p text:style-name="Standard">Aplikacja WWW będzie miała zastosowanie w wypożyczalni pojazdów, ułatwiając obsługę klientów i upraszczając zarządzanie dostępnymi pojazdami.</text:p>
      <text:p text:style-name="Standard"/>
      <text:p text:style-name="Standard">Projekt zakłada<text:s/>stworzenie funkcjonalnych stron dla pracowników, klientów i obsługi technicznej wypożyczalni pojazdów.</text:p>
      <text:p text:style-name="Standard"/>
      <text:h text:style-name="Nagłówek1" text:outline-level="1"><text:bookmark-start text:name="_w8fwpf7hmftc"/><text:bookmark-end text:name="_w8fwpf7hmftc"/>Możliwości aplikacji</text:h>
      <text:h text:style-name="Nagłówek2" text:outline-level="2"><text:bookmark-start text:name="_osatqzs4z9g4"/><text:bookmark-end text:name="_osatqzs4z9g4"/>Aplikacja dla pracowników</text:h>
      <text:p text:style-name="Standard">Strona dla pracownika umożliwia zarządzanie pojazdami, wypożyczanie ich, wprowadzanie danych klienta, naliczanie opłat i tym podobne.</text:p>
      <text:p text:style-name="Standard">Dla pracowników dostępne będą też odpowiednie narzędzia do wprowadzania nowych pojazdów, aktualizowania stanu pojazdów istniejących, sprawdzanie stanu paliwa (jeśli pojazd zostanie zwrócony z mniejszą ilością paliwa, zostanie naliczona dodatkowa opłata), wyświetlanie listy osób wypożyczających dany pojazd, analizowaniu możliwych sprawców uszkodzeń pojazdu na podstawie informacji systemowych.</text:p>
      <text:h text:style-name="Nagłówek2" text:outline-level="2"><text:bookmark-start text:name="_1777k5fu9lnt"/><text:bookmark-end text:name="_1777k5fu9lnt"/>Aplikacja dla klientów</text:h>
      <text:p text:style-name="Standard">Strona dla klienta, do której dostęp uzyskuje po pierwszym wypożyczeniu pojazdu (utworzeniu konta klienta), na której wypożyczający ma możliwość sprawdzenia wypożyczonych pojazdów, pozostałego czasu, informacji o pojazdach, informacja o naliczonych karach/opłatach, przedłużenia o kilka dni wypożyczenia, rezerwacji innych pojazdów, zgłoszenie problemów z pojazdem.</text:p>
      <text:p text:style-name="Standard"/>
      <text:p text:style-name="Standard"/>
      <text:h text:style-name="Nagłówek1" text:outline-level="1"><text:bookmark-start text:name="_ld0tai3zual4"/><text:bookmark-end text:name="_ld0tai3zual4"/>Lista systemów</text:h>
      <text:list text:style-name="WWNum4">
        <text:list-item>
          <text:p text:style-name="P3">Logowanie (klient i pracownik)</text:p>
        </text:list-item>
        <text:list-item>
          <text:p text:style-name="P4">Wyświetlanie listy pojazdów</text:p>
        </text:list-item>
        <text:list-item>
          <text:p text:style-name="P5">Wyświetlanie listy klientów</text:p>
        </text:list-item>
        <text:list-item>
          <text:p text:style-name="P6">Wyświetlanie wybranego pojazdu (szczegóły)</text:p>
        </text:list-item>
        <text:list-item>
          <text:p text:style-name="P7">Wyświetlanie wybranego klienta (szczegóły)</text:p>
        </text:list-item>
        <text:list-item>
          <text:p text:style-name="P8">Wyświetlanie wypożyczonych pojazdów</text:p>
        </text:list-item>
        <text:list-item>
          <text:p text:style-name="P9">Zarządzanie pojazdami</text:p>
        </text:list-item>
        <text:list-item>
          <text:p text:style-name="P10">Wypożyczanie pojazdów</text:p>
        </text:list-item>
        <text:list-item>
          <text:p text:style-name="P11">Odbiór pojazdu</text:p>
        </text:list-item>
        <text:list-item>
          <text:p text:style-name="P12">Generowanie opłat</text:p>
        </text:list-item>
        <text:list-item>
          <text:p text:style-name="P13">Dodawanie klientów</text:p>
        </text:list-item>
        <text:list-item>
          <text:p text:style-name="P14">Zarządzanie klientami</text:p>
        </text:list-item>
        <text:list-item>
          <text:p text:style-name="P15">Rezerwacja (strona klienta)</text:p>
        </text:list-item>
        <text:list-item>
          <text:p text:style-name="P16">Zgłoszenie problemów (strona klienta)</text:p>
        </text:list-item>
      </text:list>
      <text:h text:style-name="Nagłówek1" text:outline-level="1"><text:bookmark-start text:name="_55g3mw17ejxo"/><text:bookmark-end text:name="_55g3mw17ejxo"/>Podstawowe formularze potrzebne do realizacji aplikacji</text:h>
      <text:h text:style-name="Nagłówek2" text:outline-level="2"><text:bookmark-start text:name="_yc16ivbx9qe4"/><text:bookmark-end text:name="_yc16ivbx9qe4"/>Pracownik</text:h>
      <text:h text:style-name="Nagłówek3" text:outline-level="3"><text:bookmark-start text:name="_cak0iruq26kw"/><text:bookmark-end text:name="_cak0iruq26kw"/>Dodawanie klienta</text:h>
      <text:list text:style-name="WWNum1">
        <text:list-item>
          <text:p text:style-name="P17">Imię</text:p>
        </text:list-item>
        <text:list-item>
          <text:p text:style-name="P18">Nazwisko</text:p>
        </text:list-item>
        <text:list-item>
          <text:p text:style-name="P19">Adres zamieszkania</text:p>
        </text:list-item>
        <text:list-item>
          <text:p text:style-name="P20">Kod pocztowy</text:p>
        </text:list-item>
        <text:list-item>
          <text:p text:style-name="P21">Miejscowość</text:p>
        </text:list-item>
        <text:list-item>
          <text:p text:style-name="P22">Telefon</text:p>
        </text:list-item>
        <text:list-item>
          <text:p text:style-name="P23">Adres e-mail</text:p>
        </text:list-item>
        <text:list-item>
          <text:p text:style-name="P24">PESEL</text:p>
        </text:list-item>
        <text:list-item>
          <text:p text:style-name="P25">Seria i nr dokumentu tożsamości</text:p>
        </text:list-item>
        <text:list-item>
          <text:p text:style-name="P26">Skan dokumentu tożsamości (upload zeskanowanego pliku)</text:p>
        </text:list-item>
        <text:list-item>
          <text:p text:style-name="P27">Skan umowy wynajmu (upload<text:s/>zeskanowanego pliku)</text:p>
        </text:list-item>
      </text:list>
      <text:h text:style-name="Nagłówek3" text:outline-level="3"><text:bookmark-start text:name="_pn5fnie9qadq"/><text:bookmark-end text:name="_pn5fnie9qadq"/>Wypożyczanie pojazdu z widoku wybranego klienta</text:h>
      <text:list text:style-name="WWNum8">
        <text:list-item>
          <text:p text:style-name="P28">Marka pojazdu (lista z wyszukiwarką)</text:p>
        </text:list-item>
        <text:list-item>
          <text:p text:style-name="P29">Model pojazdu (jak wyżej)</text:p>
        </text:list-item>
        <text:list-item>
          <text:p text:style-name="P30">Wersja pojazdu (jak wyżej)</text:p>
        </text:list-item>
        <text:list-item>
          <text:p text:style-name="P31">Dostępny pojazd (lista z pojazdami dostępnymi do wypożyczenia zgodnie z powyższymi<text:s/>parametrami)</text:p>
        </text:list-item>
        <text:list-item>
          <text:p text:style-name="P32">*Informacje o pojeździe (unikatowy identyfikator pojazdu, stan, przebieg, ilość paliwa, wyposażenie, numer kluczyka itp.)*</text:p>
        </text:list-item>
        <text:list-item>
          <text:p text:style-name="P33">Liczba dni lub godzin</text:p>
        </text:list-item>
        <text:list-item>
          <text:p text:style-name="P34">Czy dodatkowe ubezpieczenie? Tak/Nie</text:p>
        </text:list-item>
        <text:list-item>
          <text:p text:style-name="P35">*Przesłanie formularza i wyliczenie opłaty*</text:p>
        </text:list-item>
        <text:list-item>
          <text:p text:style-name="P36">Podsumowanie wypożyczenia pojazdu, szczegóły pojazdu, szczegółowe informacje klienta</text:p>
        </text:list-item>
        <text:list-item>
          <text:p text:style-name="P37">Potwierdzenie wypożyczenia, automatyczne utworzenie paragonu</text:p>
        </text:list-item>
      </text:list>
      <text:h text:style-name="Nagłówek3" text:outline-level="3"><text:bookmark-start text:name="_e8gqpdqy3fnt"/><text:bookmark-end text:name="_e8gqpdqy3fnt"/>Wypożyczanie pojazdu z widoku wybranego pojazdu</text:h>
      <text:list text:style-name="WWNum7">
        <text:list-item>
          <text:p text:style-name="P38">PESEL klienta (lista z wyszukiwarką)</text:p>
        </text:list-item>
        <text:list-item>
          <text:p text:style-name="P39">Dostępne pojazdy (lista z pojazdami dostępnymi do wypożyczenia zgodnie z powyższymi parametrami)</text:p>
        </text:list-item>
        <text:list-item>
          <text:p text:style-name="P40">*Informacje o pojeździe (unikatowy identyfikator pojazdu, stan, przebieg, ilość paliwa,<text:s/><text:soft-page-break/>wyposażenie, numer kluczyka itp.)*</text:p>
        </text:list-item>
        <text:list-item>
          <text:p text:style-name="P41">Liczba dni lub godzin</text:p>
        </text:list-item>
        <text:list-item>
          <text:p text:style-name="P42">Czy dodatkowe ubezpieczenie? Tak/Nie</text:p>
        </text:list-item>
        <text:list-item>
          <text:p text:style-name="P43">*Przesłanie formularza i wyliczenie opłaty*</text:p>
        </text:list-item>
        <text:list-item>
          <text:p text:style-name="P44">Podsumowanie wypożyczenia pojazdu, szczegóły pojazdu, szczegółowe informacje klienta</text:p>
        </text:list-item>
        <text:list-item>
          <text:p text:style-name="P45">Potwierdzenie wypożyczenia, automatyczne utworzenie paragonu</text:p>
        </text:list-item>
      </text:list>
      <text:h text:style-name="Nagłówek3" text:outline-level="3"><text:bookmark-start text:name="_39fo39ck6717"/><text:bookmark-end text:name="_39fo39ck6717"/>Odbiór pojazdu</text:h>
      <text:list text:style-name="WWNum5">
        <text:list-item>
          <text:p text:style-name="P46">Unikatowy identyfikator pojazdu (lista z wyszukiwarką)</text:p>
        </text:list-item>
        <text:list-item>
          <text:p text:style-name="P47">*Informacje o pojeździe (unikatowy identyfikator pojazdu, stan, przebieg, ilość paliwa, wyposażenie, numer kluczyka itp.) na stan z dnia wypożyczenia*</text:p>
        </text:list-item>
        <text:list-item>
          <text:p text:style-name="P48">*Informacja o kliencie (PESEL, imię, nazwisko, podstawowe dane*</text:p>
        </text:list-item>
        <text:list-item>
          <text:p text:style-name="P49">Data odbioru</text:p>
        </text:list-item>
        <text:list-item>
          <text:p text:style-name="P50">Przebieg</text:p>
        </text:list-item>
        <text:list-item>
          <text:p text:style-name="P51">Ilość paliwa</text:p>
        </text:list-item>
        <text:list-item>
          <text:p text:style-name="P52">Stan pojazdu</text:p>
        </text:list-item>
        <text:list-item>
          <text:p text:style-name="P53">Dodatkowy opis (opcjonalne)</text:p>
        </text:list-item>
        <text:list-item>
          <text:p text:style-name="P54">Dodatkowe zdjęcia (opcjonalne)</text:p>
        </text:list-item>
        <text:list-item>
          <text:p text:style-name="P55">Dodatkowe opłaty (naliczane ręcznie, opcjonalne)</text:p>
        </text:list-item>
        <text:list-item>
          <text:p text:style-name="P56">Opłaty za przekroczenia (naliczane automatycznie na podstawie obliczeń poprzedniego stanu paliwa a obecnego)</text:p>
        </text:list-item>
        <text:list-item>
          <text:p text:style-name="P57">*Przesłanie formularza i wyświetlenie podsumowania*</text:p>
        </text:list-item>
        <text:list-item>
          <text:p text:style-name="P58">Potwierdzenie przyjęcia pojazdu</text:p>
        </text:list-item>
      </text:list>
      <text:h text:style-name="Nagłówek3" text:outline-level="3"><text:bookmark-start text:name="_b7ppd67evui5"/><text:bookmark-end text:name="_b7ppd67evui5"/>Dodawanie pojazdu</text:h>
      <text:list text:style-name="WWNum2">
        <text:list-item>
          <text:p text:style-name="P59">Marka pojazdu</text:p>
        </text:list-item>
        <text:list-item>
          <text:p text:style-name="P60">Model pojazdu</text:p>
        </text:list-item>
        <text:list-item>
          <text:p text:style-name="P61">Wersja pojazdu</text:p>
        </text:list-item>
        <text:list-item>
          <text:p text:style-name="P62">Numer kluczyka</text:p>
        </text:list-item>
        <text:list-item>
          <text:p text:style-name="P63">Stan pojazdu</text:p>
        </text:list-item>
        <text:list-item>
          <text:p text:style-name="P64">Wyposażenie pojazdu</text:p>
        </text:list-item>
        <text:list-item>
          <text:p text:style-name="P65">Stan licznika</text:p>
        </text:list-item>
        <text:list-item>
          <text:p text:style-name="P66">Stan paliwa</text:p>
        </text:list-item>
        <text:list-item>
          <text:p text:style-name="P67">Mnożnik podstawowej stawki dziennej</text:p>
        </text:list-item>
      </text:list>
      <text:p text:style-name="Standard"/>
      <text:h text:style-name="Nagłówek2" text:outline-level="2"><text:bookmark-start text:name="_wja3x58mp8bp"/><text:bookmark-end text:name="_wja3x58mp8bp"/>Klient</text:h>
      <text:h text:style-name="Nagłówek3" text:outline-level="3"><text:bookmark-start text:name="_5tilwn7zmh7u"/><text:bookmark-end text:name="_5tilwn7zmh7u"/>Rezerwacja pojazdu</text:h>
      <text:list text:style-name="WWNum3">
        <text:list-item>
          <text:p text:style-name="P68">Marka<text:s/>pojazdu (lista z wyszukiwarką)</text:p>
        </text:list-item>
        <text:list-item>
          <text:p text:style-name="P69">Model pojazdu (jak wyżej)</text:p>
        </text:list-item>
        <text:list-item>
          <text:p text:style-name="P70">Wersja pojazdu (jak wyżej)</text:p>
        </text:list-item>
        <text:list-item>
          <text:p text:style-name="P71">Dostępny pojazd (lista z pojazdami dostępnymi do wypożyczenia zgodnie z powyższymi parametrami)</text:p>
        </text:list-item>
        <text:list-item>
          <text:p text:style-name="P72">*Podstawowe informacje o pojeździe (stan, przebieg, ilość paliwa,<text:s/>wyposażenie itp.)*</text:p>
        </text:list-item>
        <text:list-item>
          <text:p text:style-name="P73">Przewidywana opłata</text:p>
        </text:list-item>
        <text:list-item>
          <text:p text:style-name="P74">Data przewidywanego wypożyczenia pojazdu i jego zwrotu</text:p>
        </text:list-item>
        <text:list-item>
          <text:p text:style-name="P75">Zatwierdzenie rezerwacji</text:p>
        </text:list-item>
      </text:list>
      <text:h text:style-name="Nagłówek3" text:outline-level="3"><text:bookmark-start text:name="_oyxiw749ui0t"/><text:bookmark-end text:name="_oyxiw749ui0t"/>Zgłoszenie problemów z pojazdem</text:h>
      <text:list text:style-name="WWNum9">
        <text:list-item>
          <text:p text:style-name="P76">Wybór pojazdu z listy (lista wypożyczonych pojazdów)</text:p>
        </text:list-item>
        <text:list-item>
          <text:p text:style-name="P77">Opis problemu</text:p>
        </text:list-item>
        <text:list-item>
          <text:p text:style-name="P78">Zdjęcia problemu</text:p>
        </text:list-item>
        <text:list-item>
          <text:p text:style-name="P79">Stan licznika</text:p>
        </text:list-item>
        <text:list-item>
          <text:p text:style-name="P80">Stan paliwa</text:p>
        </text:list-item>
        <text:list-item>
          <text:p text:style-name="P81">Czy doszło do szkody z winy wypożyczającego? Tak/Nie</text:p>
        </text:list-item>
      </text:list>
      <text:p text:style-name="Standard"/>
      <text:h text:style-name="Nagłówek1" text:outline-level="1"><text:bookmark-start text:name="_wvyt66gf5w5e"/><text:bookmark-end text:name="_wvyt66gf5w5e"/>Szkice projektu graficznego aplikacji</text:h>
      <text:p text:style-name="Standard"><text:a xlink:href="https://github.com/TeamProgramowanie/VehicleRental/tree/graphic-design" office:target-frame-name="_top" xlink:show="replace"><text:span text:style-name="Hiperłącze">https://github.com/TeamProgramowanie/VehicleRental/tree/graphic-design</text:span></text:a></text:p>
      <text:h text:style-name="Nagłówek1" text:outline-level="1"><text:bookmark-start text:name="_ld7iu8qgzk24"/><text:bookmark-end text:name="_ld7iu8qgzk24"/>Zespół projektu</text:h>
      <text:list text:style-name="WWNum6">
        <text:list-item>
          <text:p text:style-name="P82">Krzysztof Wierzbicki</text:p>
        </text:list-item>
        <text:list-item>
          <text:p text:style-name="P83">Łukasz Kubisz</text:p>
        </text:list-item>
        <text:list-item>
          <text:p text:style-name="P84">Krystian Pasieka</text:p>
        </text:list-item>
        <text:list-item>
          <text:p text:style-name="P85">Dawid Ziółkowski</text:p>
        </text:list-item>
        <text:list-item>
          <text:p text:style-name="P86">Dawid Potyrała</text:p>
        </text:list-item>
        <text:list-item>
          <text:p text:style-name="P87">Grzegorz Szczepanik</text:p>
        </text:list-item>
        <text:list-item>
          <text:p text:style-name="P88">Kamil Bąbaś</text:p>
        </text:list-item>
        <text:list-item>
          <text:p text:style-name="P89">Dominik Bąbaś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color="#1155CC" fo:font-size="11.5pt" style:font-size-asian="11.5pt" style:font-size-complex="11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rzysztof Wierzbicki</dc:creator>
    <meta:creation-date>2022-04-27T01:46:00Z</meta:creation-date>
    <dc:date>2022-04-27T01:47:00Z</dc:date>
    <meta:template xlink:href="Normal.dotm" xlink:type="simple"/>
    <meta:editing-cycles>2</meta:editing-cycles>
    <meta:editing-duration>PT0S</meta:editing-duration>
    <meta:document-statistic meta:page-count="4" meta:paragraph-count="9" meta:word-count="701" meta:character-count="4904" meta:row-count="35" meta:non-whitespace-character-count="4212"/>
  </office:meta>
</office:document-meta>
</file>